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6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27</text:p>
          </table:table-cell>
          <table:table-cell table:style-name="ACE-0" office:value-type="float" office:value="62.399999999999999">
            <text:p>62.4</text:p>
          </table:table-cell>
          <table:table-cell table:style-name="ACE-0" office:value-type="float" office:value="-76.390000000000001">
            <text:p>−76.39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1.8">
            <text:p>111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26</text:p>
          </table:table-cell>
          <table:table-cell table:style-name="ACE-0" office:value-type="float" office:value="62.399999999999999">
            <text:p>62.4</text:p>
          </table:table-cell>
          <table:table-cell table:style-name="ACE-0" office:value-type="float" office:value="-76.390000000000001">
            <text:p>−76.39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marine shells (hiatella arctica, <text:s/>mya truncata, macoma calcar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59999999999999">
            <text:p>11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702A</text:p>
          </table:table-cell>
          <table:table-cell table:style-name="ACE-0" office:value-type="float" office:value="62.299999999999997">
            <text:p>62.3</text:p>
          </table:table-cell>
          <table:table-cell table:style-name="ACE-0" office:value-type="float" office:value="-76.200000000000003">
            <text:p>−76.2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shells (hiatella arct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59999999999999">
            <text:p>11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3</text:p>
          </table:table-cell>
          <table:table-cell table:style-name="ACE-0" office:value-type="float" office:value="62.149999999999999">
            <text:p>62.15</text:p>
          </table:table-cell>
          <table:table-cell table:style-name="ACE-0" office:value-type="float" office:value="-75.780000000000001">
            <text:p>−75.78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KasperAllard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90</text:p>
          </table:table-cell>
          <table:table-cell table:style-name="ACE-0" office:value-type="float" office:value="62.210000000000001">
            <text:p>62.21</text:p>
          </table:table-cell>
          <table:table-cell table:style-name="ACE-0" office:value-type="float" office:value="-75.769999999999996">
            <text:p>−75.77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ya truncata, mya pseudo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0</text:p>
          </table:table-cell>
          <table:table-cell table:style-name="ACE-0" office:value-type="float" office:value="62.079999999999998">
            <text:p>62.08</text:p>
          </table:table-cell>
          <table:table-cell table:style-name="ACE-0" office:value-type="float" office:value="-75.75">
            <text:p>−75.7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KasperAllard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114</text:p>
          </table:table-cell>
          <table:table-cell table:style-name="ACE-0" office:value-type="float" office:value="62.25">
            <text:p>62.25</text:p>
          </table:table-cell>
          <table:table-cell table:style-name="ACE-0" office:value-type="float" office:value="-75.75">
            <text:p>−75.75</text:p>
          </table:table-cell>
          <table:table-cell table:style-name="ACE-0" office:value-type="float" office:value="4050">
            <text:p>4050</text:p>
          </table:table-cell>
          <table:table-cell table:style-name="ACE-0" office:value-type="float" office:value="178">
            <text:p>17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3.100000000000001">
            <text:p>43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artleyMatthews196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775</text:p>
          </table:table-cell>
          <table:table-cell table:style-name="ACE-0" office:value-type="float" office:value="62.079999999999998">
            <text:p>62.08</text:p>
          </table:table-cell>
          <table:table-cell table:style-name="ACE-0" office:value-type="float" office:value="-75.730000000000004">
            <text:p>−75.73</text:p>
          </table:table-cell>
          <table:table-cell table:style-name="ACE-0" office:value-type="float" office:value="7710">
            <text:p>7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KasperAllard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29</text:p>
          </table:table-cell>
          <table:table-cell table:style-name="ACE-0" office:value-type="float" office:value="62.229999999999997">
            <text:p>62.23</text:p>
          </table:table-cell>
          <table:table-cell table:style-name="ACE-0" office:value-type="float" office:value="-75.700000000000003">
            <text:p>−75.7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09999999999999">
            <text:p>11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4</text:p>
          </table:table-cell>
          <table:table-cell table:style-name="ACE-0" office:value-type="float" office:value="62.329999999999998">
            <text:p>62.33</text:p>
          </table:table-cell>
          <table:table-cell table:style-name="ACE-0" office:value-type="float" office:value="-75.670000000000002">
            <text:p>−75.67</text:p>
          </table:table-cell>
          <table:table-cell table:style-name="ACE-0" office:value-type="float" office:value="5230">
            <text:p>52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clinocardium ciliatum, serripes groenlandic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1">
            <text:p>15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18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50000000000006">
            <text:p>−75.65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7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29999999999995">
            <text:p>−75.63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.099999999999994">
            <text:p>97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6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12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29999999999995">
            <text:p>−75.63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debr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71</text:p>
          </table:table-cell>
          <table:table-cell table:style-name="ACE-0" office:value-type="float" office:value="62.149999999999999">
            <text:p>62.15</text:p>
          </table:table-cell>
          <table:table-cell table:style-name="ACE-0" office:value-type="float" office:value="-74.75">
            <text:p>−74.75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ya truncata, mya pseudoarenaria, clinocardium ciliatum, serripes groenlandic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01</text:p>
          </table:table-cell>
          <table:table-cell table:style-name="ACE-0" office:value-type="float" office:value="62.130000000000003">
            <text:p>62.13</text:p>
          </table:table-cell>
          <table:table-cell table:style-name="ACE-0" office:value-type="float" office:value="-74.680000000000007">
            <text:p>−74.68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6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488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50000000000006">
            <text:p>−74.65</text:p>
          </table:table-cell>
          <table:table-cell table:style-name="ACE-0" office:value-type="float" office:value="10840">
            <text:p>10840</text:p>
          </table:table-cell>
          <table:table-cell table:style-name="ACE-0" office:value-type="float" office:value="255">
            <text:p>255</text:p>
          </table:table-cell>
          <table:table-cell table:style-name="ACE-0" office:value-type="string">
            <text:p>mya truncat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8.400000000000006">
            <text:p>88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50000000000006">
            <text:p>−74.65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6.200000000000003">
            <text:p>86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947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40000000000001">
            <text:p>−74.64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8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29999999999995">
            <text:p>−74.63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iatella arctica, mya truncata, balanus balanus, 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.799999999999997">
            <text:p>61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84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29999999999995">
            <text:p>−74.63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, mya truncata, macoma balthica,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.099999999999994">
            <text:p>76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80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82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03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69999999999993">
            <text:p>−74.57</text:p>
          </table:table-cell>
          <table:table-cell table:style-name="ACE-0" office:value-type="float" office:value="620">
            <text:p>6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ones of caribou 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1717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49999999999997">
            <text:p>−74.55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4510">
            <text:p>4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pseudoarenar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NeelyMcCuaig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4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5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4110">
            <text:p>4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938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409999999999997">
            <text:p>−74.41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80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379999999999995">
            <text:p>−74.38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97</text:p>
          </table:table-cell>
          <table:table-cell table:style-name="ACE-0" office:value-type="float" office:value="62.619999999999997">
            <text:p>62.62</text:p>
          </table:table-cell>
          <table:table-cell table:style-name="ACE-0" office:value-type="float" office:value="-74.329999999999998">
            <text:p>−74.33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egetal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45</text:p>
          </table:table-cell>
          <table:table-cell table:style-name="ACE-0" office:value-type="float" office:value="62.649999999999999">
            <text:p>62.65</text:p>
          </table:table-cell>
          <table:table-cell table:style-name="ACE-0" office:value-type="float" office:value="-74.310000000000002">
            <text:p>−74.31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ortland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5.40000000000001">
            <text:p>115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y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5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280000000000001">
            <text:p>−74.28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2">
            <text:p>9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2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4620">
            <text:p>46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, organic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860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,Gray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019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620">
            <text:p>76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coma sp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19</text:p>
          </table:table-cell>
          <table:table-cell table:style-name="ACE-0" office:value-type="float" office:value="62.130000000000003">
            <text:p>62.13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005</text:p>
          </table:table-cell>
          <table:table-cell table:style-name="ACE-0" office:value-type="float" office:value="62.270000000000003">
            <text:p>62.27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2420">
            <text:p>24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37</text:p>
          </table:table-cell>
          <table:table-cell table:style-name="ACE-0" office:value-type="float" office:value="62.469999999999999">
            <text:p>62.47</text:p>
          </table:table-cell>
          <table:table-cell table:style-name="ACE-0" office:value-type="float" office:value="-73.709999999999994">
            <text:p>−73.71</text:p>
          </table:table-cell>
          <table:table-cell table:style-name="ACE-0" office:value-type="float" office:value="7990">
            <text:p>7990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2.40000000000001">
            <text:p>102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yLauriol1985</text:p>
          </table:table-cell>
          <table:table-cell table:number-columns-repeated="240" table:style-name="ACE-0"/>
        </table:table-row>
        <table:table-row table:style-name="AROW-1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5" gnm:cursor-row="1">
          <gnm:selection gnm:start-col="5" gnm:start-row="1" gnm:end-col="6" gnm:end-row="4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1T05:08:3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